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7" style:family="table-cell" style:parent-style-name="Default">
      <style:table-cell-properties fo:background-color="#99ff66" style:vertical-align="middle"/>
      <style:text-properties fo:font-weight="bold" style:font-weight-asian="bold" style:font-weight-complex="bold"/>
    </style:style>
    <style:style style:name="ce30" style:family="table-cell" style:parent-style-name="Default">
      <style:table-cell-properties fo:background-color="#ffff99" style:vertical-align="middle"/>
      <style:text-properties fo:font-weight="bold" style:font-weight-asian="bold" style:font-weight-complex="bold"/>
    </style:style>
    <style:style style:name="ce31" style:family="table-cell" style:parent-style-name="Default">
      <style:table-cell-properties fo:background-color="transparent" style:vertical-align="middle"/>
      <style:text-properties fo:font-weight="bold" style:font-weight-asian="bold" style:font-weight-complex="bold"/>
    </style:style>
    <style:style style:name="ce32" style:family="table-cell" style:parent-style-name="Default">
      <style:table-cell-properties fo:background-color="#ff6600" style:vertical-align="middle"/>
      <style:text-properties fo:font-weight="bold" style:font-weight-asian="bold" style:font-weight-complex="bold"/>
    </style:style>
    <style:style style:name="ce33" style:family="table-cell" style:parent-style-name="Default">
      <style:table-cell-properties fo:background-color="#99ff66"/>
    </style:style>
    <style:style style:name="ce34" style:family="table-cell" style:parent-style-name="Default">
      <style:table-cell-properties fo:background-color="#ffff99"/>
    </style:style>
    <style:style style:name="ce35" style:family="table-cell" style:parent-style-name="Default">
      <style:table-cell-properties fo:background-color="#ff6600"/>
    </style:style>
    <style:style style:name="ce36" style:family="table-cell" style:parent-style-name="Default">
      <style:table-cell-properties fo:background-color="#ff3333"/>
    </style:style>
    <style:style style:name="ce37" style:family="table-cell" style:parent-style-name="Default">
      <style:table-cell-properties fo:background-color="transparent"/>
    </style:style>
    <style:style style:name="ce38"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39" style:family="table-cell" style:parent-style-name="Default">
      <style:table-cell-properties style:vertical-align="middle"/>
    </style:style>
    <style:style style:name="ce42" style:family="table-cell" style:parent-style-name="Default">
      <style:table-cell-properties fo:background-color="transparent" style:vertical-align="middle"/>
    </style:style>
    <style:style style:name="ce43"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22"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28"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41" style:family="table-cell" style:parent-style-name="Default">
      <style:table-cell-properties fo:background-color="#ff0000"/>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46" style:family="table-cell" style:parent-style-name="Default">
      <style:table-cell-properties fo:background-color="#ff0000"/>
    </style:style>
    <style:style style:name="ce47" style:family="table-cell" style:parent-style-name="Default">
      <style:table-cell-properties fo:background-color="#ff0000" style:text-align-source="fix" style:repeat-content="false"/>
      <style:paragraph-properties fo:text-align="end" fo:margin-left="0pt"/>
    </style:style>
    <style:style style:name="ce118" style:family="table-cell" style:parent-style-name="Default">
      <style:table-cell-properties fo:background-color="#ffff00"/>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52" style:family="table-cell" style:parent-style-name="Default">
      <style:table-cell-properties fo:background-color="#ff8000" style:text-align-source="fix" style:repeat-content="false"/>
      <style:paragraph-properties fo:text-align="end" fo:margin-left="0pt"/>
    </style:style>
    <style:style style:name="ce120" style:family="table-cell" style:parent-style-name="Default">
      <style:table-cell-properties fo:background-color="#ff3333"/>
      <style:text-properties fo:color="#000000"/>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27"/>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39" office:value-type="string" calcext:value-type="string">
            <text:p>osittain (suurimmaksi osaksi Tomcat-ongelman kanssa sama ongelma)</text:p>
          </table:table-cell>
          <table:table-cell table:number-columns-repeated="1017"/>
        </table:table-row>
        <table:table-row table:style-name="ro2">
          <table:table-cell table:style-name="ce30"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39"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39"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39"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37" office:value-type="string" calcext:value-type="string">
            <text:p>Julkaisun lisääminen → uusi revisio</text:p>
          </table:table-cell>
          <table:table-cell table:style-name="ce37" table:number-columns-repeated="3"/>
          <table:table-cell table:style-name="ce42" office:value-type="string" calcext:value-type="string">
            <text:p>0,5htp</text:p>
          </table:table-cell>
          <table:table-cell table:style-name="ce37" office:value-type="string" calcext:value-type="string">
            <text:p>ratkaisuehdotus issuessa</text:p>
          </table:table-cell>
          <table:table-cell table:style-name="ce37"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39"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30" office:value-type="string" calcext:value-type="string">
            <text:p>#510</text:p>
          </table:table-cell>
          <table:table-cell table:style-name="ce37" office:value-type="string" calcext:value-type="string">
            <text:p>Kuvailujen eri kielten tallennus</text:p>
          </table:table-cell>
          <table:table-cell table:style-name="ce37" table:number-columns-repeated="3"/>
          <table:table-cell table:style-name="ce42" office:value-type="string" calcext:value-type="string">
            <text:p>1htp</text:p>
          </table:table-cell>
          <table:table-cell table:style-name="ce37"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31"/>
          <table:table-cell table:number-columns-repeated="1023"/>
        </table:table-row>
        <table:table-row table:style-name="ro4">
          <table:table-cell table:style-name="ce26" office:value-type="string" calcext:value-type="string" table:number-columns-spanned="2" table:number-rows-spanned="1">
            <text:p>PENDING</text:p>
          </table:table-cell>
          <table:covered-table-cell/>
          <table:table-cell table:number-columns-repeated="1022"/>
        </table:table-row>
        <table:table-row table:style-name="ro2">
          <table:table-cell table:style-name="ce32"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31"/>
          <table:table-cell table:number-columns-repeated="1023"/>
        </table:table-row>
        <table:table-row table:style-name="ro5">
          <table:table-cell table:style-name="ce2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3"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33"/>
          <table:table-cell table:style-name="ce38" office:value-type="string" calcext:value-type="string">
            <text:p>resolved</text:p>
          </table:table-cell>
          <table:table-cell table:number-columns-repeated="1022"/>
        </table:table-row>
        <table:table-row table:style-name="ro7">
          <table:table-cell table:style-name="ce34"/>
          <table:table-cell table:style-name="ce38" office:value-type="string" calcext:value-type="string">
            <text:p>työn alla</text:p>
          </table:table-cell>
          <table:table-cell table:number-columns-repeated="1022"/>
        </table:table-row>
        <table:table-row table:style-name="ro7">
          <table:table-cell table:style-name="ce35"/>
          <table:table-cell table:style-name="ce38" office:value-type="string" calcext:value-type="string">
            <text:p>pending</text:p>
          </table:table-cell>
          <table:table-cell table:number-columns-repeated="1022"/>
        </table:table-row>
        <table:table-row table:style-name="ro7">
          <table:table-cell table:style-name="ce36"/>
          <table:table-cell table:style-name="ce38"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33"/>
        <table:table-column table:style-name="co2" table:number-columns-repeated="1020" table:default-cell-style-name="Default"/>
        <table:table-row table:style-name="ro8">
          <table:table-cell/>
          <table:table-cell table:style-name="ce101"/>
          <table:table-cell table:style-name="ce38"/>
          <table:table-cell table:style-name="Default"/>
          <table:table-cell table:number-columns-repeated="1020"/>
        </table:table-row>
        <table:table-row table:style-name="ro8">
          <table:table-cell/>
          <table:table-cell table:style-name="ce102"/>
          <table:table-cell table:style-name="ce38"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38"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38"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38"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38"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38"/>
          <table:table-cell table:style-name="Default"/>
          <table:table-cell table:number-columns-repeated="1020"/>
        </table:table-row>
        <table:table-row table:style-name="ro8">
          <table:table-cell/>
          <table:table-cell table:style-name="ce22" office:value-type="string" calcext:value-type="string">
            <text:p>Painoarvo</text:p>
          </table:table-cell>
          <table:table-cell table:style-name="ce22" office:value-type="string" calcext:value-type="string">
            <text:p>Tyyppi</text:p>
          </table:table-cell>
          <table:table-cell table:style-name="ce28"/>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1" office:value-type="string" calcext:value-type="string">
            <text:p>806 575</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37"/>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table:number-columns-repeated="1012"/>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4"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7"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33"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text:span><text:span text:style-name="T1">huomauttaa, kun </text:span><text:span text:style-name="T1">Muuttuja-osiosta </text:span><text:span text:style-name="T1">yrittää poistua </text:span><text:span text:style-name="T1">tallentamatta ja </text:span><text:span text:style-name="T1">antaa silloin </text:span><text:span text:style-name="T1">mahdollisuuden </text:span><text:span text:style-name="T1">vielä tallentaa, </text:span><text:span text:style-name="T1">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33"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text:span><text:span text:style-name="T1">aineistolle </text:span><text:span text:style-name="T1">henkilötekijän </text:span><text:span text:style-name="T1">nimi (Kuvailu --&gt; </text:span><text:span text:style-name="T1">Tekijät ja </text:span><text:span text:style-name="T1">tuottajat --&gt; </text:span><text:span text:style-name="T1">Aineiston tekijät)</text:span></text:p>
              <text:p text:style-name="P1"><text:span text:style-name="T1"><text:s text:c="4"/></text:span><text:span text:style-name="T1">Lisää samalla </text:span><text:span text:style-name="T1">uusi organisaatio, </text:span><text:span text:style-name="T1">jolle et laita </text:span><text:span text:style-name="T1">yksiköitä tai </text:span><text:span text:style-name="T1">osastoja</text:span></text:p>
              <text:p text:style-name="P1"><text:span text:style-name="T1"><text:s text:c="4"/></text:span><text:span text:style-name="T1">Tallenna</text:span></text:p>
              <text:p text:style-name="P1"><text:span text:style-name="T1"><text:s text:c="4"/></text:span><text:span text:style-name="T1">Mene tämän </text:span><text:span text:style-name="T1">saman </text:span><text:span text:style-name="T1">henkilötekijän </text:span><text:span text:style-name="T1">tietoihin</text:span></text:p>
              <text:p text:style-name="P1"><text:span text:style-name="T1"><text:s text:c="4"/></text:span><text:span text:style-name="T1">Yritä lisätä nyt </text:span><text:span text:style-name="T1">kohdan kaksi </text:span><text:span text:style-name="T1">organisaatiolle </text:span><text:span text:style-name="T1">yksikkö</text:span></text:p>
              <text:p text:style-name="P1"><text:span text:style-name="T1"><text:s text:c="4"/></text:span><text:span text:style-name="T1">Syöttäminen </text:span><text:span text:style-name="T1">onnistuu, mutta </text:span><text:span text:style-name="T1">mitään ei tallennu </text:span><text:span text:style-name="T1">(ainakaan </text:span><text:span text:style-name="T1">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26" calcext:value-type="float">
            <text:p>426</text:p>
          </table:table-cell>
          <table:table-cell office:value-type="string" calcext:value-type="string">
            <text:p>Muuttujien ryhmittely</text:p>
          </table:table-cell>
          <table:table-cell table:number-columns-repeated="7"/>
          <table:table-cell>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18" calcext:value-type="float">
            <text:p>418</text:p>
          </table:table-cell>
          <table:table-cell office:value-type="string" calcext:value-type="string">
            <text:p>Virheellinen tiedostoliitteen lisäysikkun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37"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448 449</text:p>
          </table:table-cell>
          <table:table-cell office:value-type="string" calcext:value-type="string">
            <text:p>Poistettu julkaisu jää osaksi hyväksyttyä aineisto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5"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42" calcext:value-type="float">
            <text:p>442</text:p>
          </table:table-cell>
          <table:table-cell office:value-type="string" calcext:value-type="string">
            <text:p>Lomakehauissa ongelma pudotusvalikoilla tapahtuvissa haui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5" draw:text-style-name="P2" svg:width="82.18pt" svg:height="386.39pt" svg:x="849pt" svg:y="1557.47pt" draw:caption-point-x="-17.29pt" draw:caption-point-y="42.8pt">
              <dc:date>2018-09-12T00:00:00</dc:date>
              <text:p text:style-name="P1"><text:span text:style-name="T1">Ikkunoiden koon </text:span><text:span text:style-name="T1">muuttaminen ja </text:span><text:span text:style-name="T1">siirron </text:span><text:span text:style-name="T1">mahdollistaminen</text:span><text:span text:style-name="T1">, ovat odotetut </text:span><text:span text:style-name="T1">ominaisuudet, </text:span><text:span text:style-name="T1">mutta ne eivät </text:span><text:span text:style-name="T1">valitettavasti </text:span><text:span text:style-name="T1">ratkaise tätä </text:span><text:span text:style-name="T1">ongelmaa täysin. </text:span><text:span text:style-name="T1">Rajoitteita </text:span><text:span text:style-name="T1">tehdessä aukeaa </text:span><text:span text:style-name="T1">täysin identtisiä </text:span><text:span text:style-name="T1">ikkunoita </text:span><text:span text:style-name="T1">päällekkäin ja </text:span><text:span text:style-name="T1">niissä menee sen </text:span><text:span text:style-name="T1">takia ihan </text:span><text:span text:style-name="T1">sekaisin. </text:span><text:span text:style-name="T1">Ikkunoihin pitäisi </text:span><text:span text:style-name="T1">saada tieto siitä </text:span><text:span text:style-name="T1">missä kohtaa </text:span><text:span text:style-name="T1">ollaan menossa. </text:span><text:span text:style-name="T1">Teidän kannattaa </text:span><text:span text:style-name="T1">kokeilla itse </text:span><text:span text:style-name="T1">tehdä muutamat </text:span><text:span text:style-name="T1">rajoitteet </text:span><text:span text:style-name="T1">käyttöliittymän </text:span><text:span text:style-name="T1">kautta, niin </text:span><text:span text:style-name="T1">ymmärrätte </text:span><text:span text:style-name="T1">todennäköisesti </text:span><text:span text:style-name="T1">sen jälkeen, mitä </text:span><text:span text:style-name="T1">tarkoitan </text:span><text:span text:style-name="T1">syövereihin </text:span><text:span text:style-name="T1">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444 445</text:p>
          </table:table-cell>
          <table:table-cell office:value-type="string" calcext:value-type="string">
            <text:p>Jos lomakehaussa hakutuloslistauksesta klikkaa jotain hakutulosta, ei hakutuloksiin enää pääse takais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2"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37" office:value-type="string" calcext:value-type="string">
            <text:p>Täytyy määritellä tarkemmin, koska dialogi näytetään</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37"/>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table:style-name="ce33" office:value-type="string" calcext:value-type="string">
            <text:p>Korjattu</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6" draw:text-style-name="P2" svg:width="82.18pt" svg:height="229.29pt" svg:x="849pt" svg:y="1723.86pt" draw:caption-point-x="-17.29pt" draw:caption-point-y="42.8pt">
              <dc:date>2018-09-12T00:00:00</dc:date>
              <text:p text:style-name="P1"><text:span text:style-name="T2">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7"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37" office:value-type="string" calcext:value-type="string">
            <text:p>Tieto häviää GUI:sta</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8" draw:text-style-name="P2" svg:width="82.18pt" svg:height="72.88pt" svg:x="273pt" svg:y="1890.26pt" draw:caption-point-x="-17.29pt" draw:caption-point-y="42.8pt">
              <dc:date>2018-09-12T00:00:00</dc:date>
              <text:p text:style-name="P1"><text:span text:style-name="T1">Tämä ei ole enää </text:span><text:span text:style-name="T1">toistunut vuoden </text:span><text:span text:style-name="T1">2016 </text:span><text:span text:style-name="T1">testauksessa. </text:span><text:span text:style-name="T1">Suljen tämän </text:span><text:span text:style-name="T1">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9"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table:style-name="ce46"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37" office:value-type="string" calcext:value-type="string">
            <text:p>Jos ilmoituksia tulee useampia, vain ensimmäisen voi sulkea enteriä painamalla</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10" draw:text-style-name="P2" svg:width="82.18pt" svg:height="140.06pt" svg:x="849pt" svg:y="2018.27pt" draw:caption-point-x="-17.29pt" draw:caption-point-y="42.8pt">
              <dc:date>2018-10-08T00:00:00</dc:date>
              <text:p text:style-name="P1"><text:span text:style-name="T1">Tallennus on </text:span><text:span text:style-name="T1">tässä kohtaa </text:span><text:span text:style-name="T1">todella hidas </text:span><text:span text:style-name="T1">operaatio. Tämän </text:span><text:span text:style-name="T1">takia tallennus ei </text:span><text:span text:style-name="T1">ole sopiva </text:span><text:span text:style-name="T1">ratkaisu. Jos </text:span><text:span text:style-name="T1">tallennusta </text:span><text:span text:style-name="T1">saadaan </text:span><text:span text:style-name="T1">nopeutettua, </text:span><text:span text:style-name="T1">harkitaan asiaa </text:span><text:span text:style-name="T1">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1"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56" calcext:value-type="float">
            <text:p>756</text:p>
          </table:table-cell>
          <table:table-cell table:style-name="ce100" office:value-type="string" calcext:value-type="string">
            <text:p>konfiguraatiotiedosto kaatoi tomcatin</text:p>
          </table:table-cell>
          <table:table-cell table:number-columns-repeated="7"/>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7"/>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7"/>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7"/>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114"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6"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33"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6"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81" calcext:value-type="float">
            <text:p>681</text:p>
          </table:table-cell>
          <table:table-cell table:number-columns-repeated="8"/>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37"/>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4" calcext:value-type="float">
            <text:p>774</text:p>
          </table:table-cell>
          <table:table-cell office:value-type="string" calcext:value-type="string">
            <text:p>Datakonf, viittaukse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33"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table:style-name="ce33" office:value-type="string" calcext:value-type="string">
            <text:p>Lisätty linkit ohjeistukse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3" calcext:value-type="float">
            <text:p>823</text:p>
          </table:table-cell>
          <table:table-cell office:value-type="string" calcext:value-type="string">
            <text:p>Rajoitteet, increasing ja decreasing</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2" draw:text-style-name="P2" svg:width="82.18pt" svg:height="408.78pt" svg:x="849pt" svg:y="2978.28pt" draw:caption-point-x="-17.29pt" draw:caption-point-y="42.8pt">
              <dc:date>2018-09-12T00:00:00</dc:date>
              <text:p text:style-name="P1"><text:span text:style-name="T1">Kuvitellaan </text:span><text:span text:style-name="T1">tilanne, että </text:span><text:span text:style-name="T1">meidän tarvitsisi </text:span><text:span text:style-name="T1">jostain syystä </text:span><text:span text:style-name="T1">alkaa </text:span><text:span text:style-name="T1">tallentamaan </text:span><text:span text:style-name="T1">tietoja </text:span><text:span text:style-name="T1">Parsakaalien </text:span><text:span text:style-name="T1">kasvatuksesta </text:span><text:span text:style-name="T1">Metkaan </text:span><text:span text:style-name="T1">aiempien </text:span><text:span text:style-name="T1">tallennettavien </text:span><text:span text:style-name="T1">asioiden lisäksi. </text:span><text:span text:style-name="T1">Tätä varten </text:span><text:span text:style-name="T1">tarvitsisimme </text:span><text:span text:style-name="T1">oman osion </text:span><text:span text:style-name="T1">Parsakaalien </text:span><text:span text:style-name="T1">kasvatus, joka </text:span><text:span text:style-name="T1">olisi siis uusi </text:span><text:span text:style-name="T1">konfiguroitava </text:span><text:span text:style-name="T1">asia. </text:span><text:span text:style-name="T1">Parsakaalien </text:span><text:span text:style-name="T1">kasvatus tulisi </text:span><text:span text:style-name="T1">siis vaikka </text:span><text:span text:style-name="T1">otsikkona Mapit </text:span><text:span text:style-name="T1">ja Asetukset -</text:span><text:span text:style-name="T1">tekstien väliin ja </text:span><text:span text:style-name="T1">sille pitäisi luoda </text:span><text:span text:style-name="T1">oma näyttö jne. </text:span><text:span text:style-name="T1">Pitäisi siis </text:span><text:span text:style-name="T1">pystyä lisäämään </text:span><text:span text:style-name="T1">data- ja gui-</text:span><text:span text:style-name="T1">konfiguraatiot </text:span><text:span text:style-name="T1">Parsakaalien </text:span><text:span text:style-name="T1">kasvatus -</text:span><text:span text:style-name="T1">tiedoille.</text:span></text:p>
            </office:annotation>
            <text:p>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annotation draw:style-name="gr4" draw:text-style-name="P2" svg:width="82.18pt" svg:height="184.85pt" svg:x="849pt" svg:y="3016.66pt" draw:caption-point-x="-17.29pt" draw:caption-point-y="42.8pt">
              <dc:date>2018-11-08T00:00:00</dc:date>
              <text:p text:style-name="P1"><text:span text:style-name="T1">Esimerkki: yritä hakea ne julkaisut, joihin liittyy tietty aineisto aineistonumeron avulla. Wikissä olevissa ohjeissa lukee haettavissa subqueryllä, mutta ei ole yhtään esimerkkiä kuinka tämä tapahtuu.</text:span></text:p>
            </office:annotation>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33" office:value-type="string" calcext:value-type="string">
            <text:p>Kappaleessa "Esimerkki kentän arvon tarkastamisesta" on kuvattu esimerkki, jossa Kohteen tyyppi on 'FIELD' ja Vaatimuksen kohteen tyyppi on 'VALU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9" calcext:value-type="float">
            <text:p>789</text:p>
          </table:table-cell>
          <table:table-cell office:value-type="string" calcext:value-type="string">
            <text:p>Datakonfiguraatio, rajoitteet, VALUE ja FIELD</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5" calcext:value-type="float">
            <text:p>785</text:p>
          </table:table-cell>
          <table:table-cell office:value-type="string" calcext:value-type="string">
            <text:p>Datakonfiguraatio, nimetyt rajoittee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33"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33"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8" calcext:value-type="float">
            <text:p>768</text:p>
          </table:table-cell>
          <table:table-cell office:value-type="string" calcext:value-type="string">
            <text:p>Datakonf, ID-kentän toiminta</text:p>
          </table:table-cell>
          <table:table-cell table:number-columns-repeated="7"/>
          <table:table-cell table:style-name="ce33"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33"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33"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table:style-name="ce33"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table:style-name="ce33"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33"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table:style-name="ce33" office:value-type="string" calcext:value-type="string">
            <text:p>Kuvaukset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33" office:value-type="string" calcext:value-type="string">
            <office:annotation draw:style-name="gr13" draw:text-style-name="P2" svg:width="82.18pt" svg:height="263.23pt" svg:x="849pt" svg:y="3311.06pt" draw:caption-point-x="-17.29pt" draw:caption-point-y="42.8pt">
              <dc:date>2018-09-12T00:00:00</dc:date>
              <text:p text:style-name="P1"><text:span text:style-name="T1">Aineiston </text:span><text:span text:style-name="T1">Kuvailu-</text:span><text:span text:style-name="T1">välilehdellä on </text:span><text:span text:style-name="T1">osio nimeltä </text:span><text:span text:style-name="T1">Viittaustiedot, </text:span><text:span text:style-name="T1">joka sisältää </text:span><text:span text:style-name="T1">ainoastaan </text:span><text:span text:style-name="T1">kentän </text:span><text:span text:style-name="T1">Viittaustiedot. </text:span><text:span text:style-name="T1">Tähän Metka </text:span><text:span text:style-name="T1">generoi </text:span><text:span text:style-name="T1">automaattisesti </text:span><text:span text:style-name="T1">aineistolle </text:span><text:span text:style-name="T1">tallennetuista </text:span><text:span text:style-name="T1">tiedoista </text:span><text:span text:style-name="T1">viittaustiedot. </text:span><text:span text:style-name="T1">Jos haluaisimme </text:span><text:span text:style-name="T1">muuttaa </text:span><text:span text:style-name="T1">sääntöjä, joiden </text:span><text:span text:style-name="T1">mukaan </text:span><text:span text:style-name="T1">viittaustiedot </text:span><text:span text:style-name="T1">tuotetaan, kuinka </text:span><text:span text:style-name="T1">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31">00/00/0000</text:date>, <text:time style:data-style-name="N2" text:time-value="15:19:10.7130247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9-07-31T15:35:59.778906941</dc:date>
    <meta:editing-duration>P78DT14H4M26S</meta:editing-duration>
    <meta:editing-cycles>398</meta:editing-cycles>
    <meta:generator>LibreOffice/6.0.7.3$Linux_X86_64 LibreOffice_project/00m0$Build-3</meta:generator>
    <meta:document-statistic meta:table-count="2" meta:cell-count="1215" meta:object-count="0"/>
  </office:meta>
</office:document-meta>
</file>